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66cc" draw:textarea-vertical-align="middle"/>
    </style:style>
    <style:style style:name="gr2" style:family="graphic" style:parent-style-name="standard">
      <style:graphic-properties draw:fill="solid" draw:fill-color="#99ccff" draw:textarea-vertical-align="middle"/>
    </style:style>
    <style:style style:name="gr3" style:family="graphic" style:parent-style-name="standard">
      <style:graphic-properties draw:fill="solid" draw:fill-color="#e6e6ff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marker-start="" draw:marker-end="Arrow" draw:marker-end-width="0.6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2" draw:layer="layout" svg:width="9.952cm" svg:height="4.5cm" svg:x="5.578cm" svg:y="12.25cm">
          <text:p text:style-name="P1"><text:span text:style-name="T1">Robot Hexapode</text:span></text:p>
        </draw:ellipse>
        <draw:rect draw:style-name="gr2" draw:text-style-name="P3" xml:id="id3" draw:id="id3" draw:layer="layout" svg:width="9.416cm" svg:height="2.415cm" svg:x="5.846cm" svg:y="19.294cm">
          <text:p text:style-name="P1"><text:span text:style-name="T2">Permettre à l'utilisateur de</text:span></text:p>
          <text:p text:style-name="P1"><text:span text:style-name="T2">déplacer une caméra dans le</text:span></text:p>
          <text:p text:style-name="P1"><text:span text:style-name="T2">milieu afin de le connaître</text:span></text:p>
        </draw:rect>
        <draw:ellipse draw:style-name="gr3" draw:text-style-name="P3" xml:id="id1" draw:id="id1" draw:layer="layout" svg:width="7.6cm" svg:height="4.1cm" svg:x="1.3cm" svg:y="5.8cm">
          <text:p text:style-name="P1"><text:span text:style-name="T2">Utilisateur</text:span></text:p>
        </draw:ellipse>
        <draw:ellipse draw:style-name="gr3" draw:text-style-name="P3" xml:id="id2" draw:id="id2" draw:layer="layout" svg:width="7.6cm" svg:height="4.1cm" svg:x="12.2cm" svg:y="5.8cm">
          <text:p text:style-name="P1"><text:span text:style-name="T2">Milieu inconnu</text:span></text:p>
        </draw:ellipse>
        <draw:connector draw:style-name="gr4" draw:text-style-name="P1" draw:layer="layout" draw:type="curve" draw:line-skew="1.998cm" svg:x1="5.1cm" svg:y1="9.9cm" svg:x2="16cm" svg:y2="9.9cm" draw:start-shape="id1" draw:start-glue-point="2" draw:end-shape="id2" svg:d="M5100 9900c0 3748 10900 3748 10900 0" svg:viewBox="0 0 10901 2812">
          <text:p/>
        </draw:connector>
        <draw:connector draw:style-name="gr5" draw:text-style-name="P1" draw:layer="layout" draw:line-skew="2.65cm" svg:x1="16cm" svg:y1="9.9cm" svg:x2="10.554cm" svg:y2="19.294cm" draw:start-shape="id2" draw:start-glue-point="2" draw:end-shape="id3" svg:d="M16000 9900v7347h-5446v2047" svg:viewBox="0 0 5447 93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7T15:30:33.306000000</meta:creation-date>
    <dc:date>2014-11-25T16:11:32.324000000</dc:date>
    <meta:editing-duration>P0D</meta:editing-duration>
    <meta:editing-cycles>2</meta:editing-cycles>
    <meta:generator>LibreOffice/4.2.5.2$Windows_x86 LibreOffice_project/61cb170a04bb1f12e77c884eab9192be736ec5f5</meta:generator>
    <meta:document-statistic meta:object-count="6"/>
  </office:meta>
</office:document-meta>
</file>